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🏢 1. Table : utilisateurs</text:h>
      <text:section text:style-name="Sect1" text:name="code-block-viewer">
        <text:p text:style-name="P1">utilisateurs</text:p>
        <text:p text:style-name="Preformatted_20_Text">- id</text:p>
        <text:p text:style-name="Preformatted_20_Text">- nom</text:p>
        <text:p text:style-name="Preformatted_20_Text">- email</text:p>
        <text:p text:style-name="Preformatted_20_Text">- mot_de_passe</text:p>
        <text:p text:style-name="Preformatted_20_Text">- role (admin, agent, proprietaire, locataire)</text:p>
        <text:p text:style-name="Preformatted_20_Text">- created_at</text:p>
        <text:p text:style-name="Preformatted_20_Text">- updated_at</text:p>
      </text:section>
      <text:p text:style-name="Horizontal_20_Line"/>
      <text:h text:style-name="Heading_20_1" text:outline-level="1">👤 2. Table : proprietaires</text:h>
      <text:section text:style-name="Sect1" text:name="Section1">
        <text:p text:style-name="P1"><text:bookmark text:name="code-block-viewer"/>proprietaires</text:p>
        <text:p text:style-name="Preformatted_20_Text">- id</text:p>
        <text:p text:style-name="Preformatted_20_Text">- utilisateur_id</text:p>
        <text:p text:style-name="Preformatted_20_Text">- nom</text:p>
        <text:p text:style-name="Preformatted_20_Text">- telephone</text:p>
        <text:p text:style-name="Preformatted_20_Text">- adresse</text:p>
      </text:section>
      <text:p text:style-name="Horizontal_20_Line"/>
      <text:h text:style-name="Heading_20_1" text:outline-level="1">👥 3. Table : locataires</text:h>
      <text:section text:style-name="Sect1" text:name="Section2">
        <text:p text:style-name="P1"><text:bookmark text:name="code-block-viewer Copie 1"/>locataires</text:p>
        <text:p text:style-name="Preformatted_20_Text">- id</text:p>
        <text:p text:style-name="Preformatted_20_Text">- utilisateur_id</text:p>
        <text:p text:style-name="Preformatted_20_Text">- nom</text:p>
        <text:p text:style-name="Preformatted_20_Text">- telephone</text:p>
        <text:p text:style-name="Preformatted_20_Text">- email</text:p>
      </text:section>
      <text:p text:style-name="Horizontal_20_Line"/>
      <text:h text:style-name="Heading_20_1" text:outline-level="1">🏠 4. Table : biens</text:h>
      <text:section text:style-name="Sect1" text:name="Section3">
        <text:p text:style-name="P1"><text:bookmark text:name="code-block-viewer Copie 2"/>biens</text:p>
        <text:p text:style-name="Preformatted_20_Text">- id</text:p>
        <text:p text:style-name="Preformatted_20_Text">- proprietaire_id</text:p>
        <text:p text:style-name="Preformatted_20_Text">- titre</text:p>
        <text:p text:style-name="Preformatted_20_Text">- description</text:p>
        <text:p text:style-name="Preformatted_20_Text">- type (maison, appartement, terrain, bureau)</text:p>
        <text:p text:style-name="Preformatted_20_Text">- adresse</text:p>
        <text:p text:style-name="Preformatted_20_Text">- ville</text:p>
        <text:p text:style-name="Preformatted_20_Text">- pays</text:p>
        <text:p text:style-name="Preformatted_20_Text">- prix</text:p>
        <text:p text:style-name="Preformatted_20_Text">- statut (disponible, loue, vendu)</text:p>
      </text:section>
      <text:p text:style-name="Horizontal_20_Line"/>
      <text:h text:style-name="Heading_20_1" text:outline-level="1">🏢 5. Table : unites (si immeuble)</text:h>
      <text:section text:style-name="Sect1" text:name="Section4">
        <text:p text:style-name="P1"><text:bookmark text:name="code-block-viewer Copie 3"/>unites</text:p>
        <text:p text:style-name="Preformatted_20_Text">- id</text:p>
        <text:p text:style-name="Preformatted_20_Text">- bien_id</text:p>
        <text:p text:style-name="Preformatted_20_Text">- nom (ex: Appartement A1)</text:p>
        <text:p text:style-name="Preformatted_20_Text">- nombre_chambres</text:p>
        <text:p text:style-name="Preformatted_20_Text"><text:soft-page-break/>- prix</text:p>
        <text:p text:style-name="Preformatted_20_Text">- statut (disponible, loue)</text:p>
      </text:section>
      <text:p text:style-name="Horizontal_20_Line"/>
      <text:h text:style-name="Heading_20_1" text:outline-level="1">📑 6. Table : contrats (baux)</text:h>
      <text:section text:style-name="Sect1" text:name="Section5">
        <text:p text:style-name="P1"><text:bookmark text:name="code-block-viewer Copie 4"/>contrats</text:p>
        <text:p text:style-name="Preformatted_20_Text">- id</text:p>
        <text:p text:style-name="Preformatted_20_Text">- bien_id (ou unite_id)</text:p>
        <text:p text:style-name="Preformatted_20_Text">- locataire_id</text:p>
        <text:p text:style-name="Preformatted_20_Text">- date_debut</text:p>
        <text:p text:style-name="Preformatted_20_Text">- date_fin</text:p>
        <text:p text:style-name="Preformatted_20_Text">- loyer</text:p>
        <text:p text:style-name="Preformatted_20_Text">- caution</text:p>
        <text:p text:style-name="Preformatted_20_Text">- statut (actif, termine)</text:p>
      </text:section>
      <text:p text:style-name="Horizontal_20_Line"/>
      <text:h text:style-name="Heading_20_1" text:outline-level="1">💰 7. Table : paiements</text:h>
      <text:section text:style-name="Sect1" text:name="Section6">
        <text:p text:style-name="P1"><text:bookmark text:name="code-block-viewer Copie 5"/>paiements</text:p>
        <text:p text:style-name="Preformatted_20_Text">- id</text:p>
        <text:p text:style-name="Preformatted_20_Text">- contrat_id</text:p>
        <text:p text:style-name="Preformatted_20_Text">- montant</text:p>
        <text:p text:style-name="Preformatted_20_Text">- date_paiement</text:p>
        <text:p text:style-name="Preformatted_20_Text">- methode (cash, mobile money, banque)</text:p>
        <text:p text:style-name="Preformatted_20_Text">- statut (paye, en attente)</text:p>
      </text:section>
      <text:p text:style-name="Horizontal_20_Line"/>
      <text:h text:style-name="Heading_20_1" text:outline-level="1">🧾 8. Table : factures</text:h>
      <text:section text:style-name="Sect1" text:name="Section7">
        <text:p text:style-name="P1"><text:bookmark text:name="code-block-viewer Copie 6"/>factures</text:p>
        <text:p text:style-name="Preformatted_20_Text">- id</text:p>
        <text:p text:style-name="Preformatted_20_Text">- contrat_id</text:p>
        <text:p text:style-name="Preformatted_20_Text">- montant</text:p>
        <text:p text:style-name="Preformatted_20_Text">- date_emission</text:p>
        <text:p text:style-name="Preformatted_20_Text">- date_echeance</text:p>
        <text:p text:style-name="Preformatted_20_Text">- statut (paye, impaye)</text:p>
      </text:section>
      <text:p text:style-name="Horizontal_20_Line"/>
      <text:h text:style-name="Heading_20_1" text:outline-level="1">🔧 9. Table : maintenances</text:h>
      <text:section text:style-name="Sect1" text:name="Section8">
        <text:p text:style-name="P1"><text:bookmark text:name="code-block-viewer Copie 7"/>maintenances</text:p>
        <text:p text:style-name="Preformatted_20_Text">- id</text:p>
        <text:p text:style-name="Preformatted_20_Text">- bien_id</text:p>
        <text:p text:style-name="Preformatted_20_Text">- locataire_id</text:p>
        <text:p text:style-name="Preformatted_20_Text">- description</text:p>
        <text:p text:style-name="Preformatted_20_Text">- statut (en attente, en cours, termine)</text:p>
        <text:p text:style-name="Preformatted_20_Text">- date_demande</text:p>
      </text:section>
      <text:p text:style-name="Horizontal_20_Line"/>
      <text:h text:style-name="Heading_20_1" text:outline-level="1">🛠️ 10. Table : interventions</text:h>
      <text:section text:style-name="Sect1" text:name="Section9">
        <text:p text:style-name="P1"><text:bookmark text:name="code-block-viewer Copie 8"/>interventions</text:p>
        <text:p text:style-name="Preformatted_20_Text">- id</text:p>
        <text:p text:style-name="Preformatted_20_Text"><text:soft-page-break/>- maintenance_id</text:p>
        <text:p text:style-name="Preformatted_20_Text">- technicien</text:p>
        <text:p text:style-name="Preformatted_20_Text">- cout</text:p>
        <text:p text:style-name="Preformatted_20_Text">- date_intervention</text:p>
      </text:section>
      <text:p text:style-name="Horizontal_20_Line"/>
      <text:h text:style-name="Heading_20_1" text:outline-level="1">📸 11. Table : images_biens</text:h>
      <text:section text:style-name="Sect1" text:name="Section10">
        <text:p text:style-name="P1"><text:bookmark text:name="code-block-viewer Copie 9"/>images_biens</text:p>
        <text:p text:style-name="Preformatted_20_Text">- id</text:p>
        <text:p text:style-name="Preformatted_20_Text">- bien_id</text:p>
        <text:p text:style-name="Preformatted_20_Text">- chemin_image</text:p>
      </text:section>
      <text:p text:style-name="Horizontal_20_Line"/>
      <text:h text:style-name="Heading_20_1" text:outline-level="1">📍 12. Table : visites (optionnel)</text:h>
      <text:section text:style-name="Sect1" text:name="Section11">
        <text:p text:style-name="P1"><text:bookmark text:name="code-block-viewer Copie 10"/>visites</text:p>
        <text:p text:style-name="Preformatted_20_Text">- id</text:p>
        <text:p text:style-name="Preformatted_20_Text">- bien_id</text:p>
        <text:p text:style-name="Preformatted_20_Text">- nom_client</text:p>
        <text:p text:style-name="Preformatted_20_Text">- date_visite</text:p>
      </text:section>
      <text:p text:style-name="Horizontal_20_Line"/>
      <text:h text:style-name="Heading_20_1" text:outline-level="1">📝 13. Table : documents</text:h>
      <text:section text:style-name="Sect1" text:name="Section12">
        <text:p text:style-name="P1"><text:bookmark text:name="code-block-viewer Copie 11"/>documents</text:p>
        <text:p text:style-name="Preformatted_20_Text">- id</text:p>
        <text:p text:style-name="Preformatted_20_Text">- bien_id</text:p>
        <text:p text:style-name="Preformatted_20_Text">- type (contrat, piece, autre)</text:p>
        <text:p text:style-name="Preformatted_20_Text">- fichier</text:p>
      </text:section>
      <text:p text:style-name="Horizontal_20_Line"/>
      <text:h text:style-name="Heading_20_1" text:outline-level="1">🔔 14. Table : notifications</text:h>
      <text:section text:style-name="Sect1" text:name="Section13">
        <text:p text:style-name="P1"><text:bookmark text:name="code-block-viewer Copie 12"/>notifications</text:p>
        <text:p text:style-name="Preformatted_20_Text">- id</text:p>
        <text:p text:style-name="Preformatted_20_Text">- utilisateur_id</text:p>
        <text:p text:style-name="Preformatted_20_Text">- message</text:p>
        <text:p text:style-name="Preformatted_20_Text">- lu (true/false)</text:p>
      </text:section>
      <text:p text:style-name="Horizontal_20_Line"/>
      <text:h text:style-name="Heading_20_1" text:outline-level="1">🔗 Relations importantes (très important)</text:h>
      <text:list text:style-name="L1">
        <text:list-item>
          <text:p text:style-name="P3">1 <text:span text:style-name="Strong_20_Emphasis">propriétaire</text:span> → plusieurs <text:span text:style-name="Strong_20_Emphasis">biens</text:span> </text:p>
        </text:list-item>
        <text:list-item>
          <text:p text:style-name="P3">1 <text:span text:style-name="Strong_20_Emphasis">bien</text:span> → plusieurs <text:span text:style-name="Strong_20_Emphasis">unités</text:span> </text:p>
        </text:list-item>
        <text:list-item>
          <text:p text:style-name="P3">1 <text:span text:style-name="Strong_20_Emphasis">locataire</text:span> → plusieurs <text:span text:style-name="Strong_20_Emphasis">contrats</text:span> </text:p>
        </text:list-item>
        <text:list-item>
          <text:p text:style-name="P3">1 <text:span text:style-name="Strong_20_Emphasis">contrat</text:span> → plusieurs <text:span text:style-name="Strong_20_Emphasis">paiements</text:span> </text:p>
        </text:list-item>
        <text:list-item>
          <text:p text:style-name="P2">1 <text:span text:style-name="Strong_20_Emphasis">bien</text:span> → plusieurs <text:span text:style-name="Strong_20_Emphasis">images</text:span> </text:p>
        </text:list-item>
      </text:list>
      <text:p text:style-name="Horizontal_20_Line"/>
      <text:h text:style-name="Heading_20_1" text:outline-level="1"><text:soft-page-break/>🚀 Conseils pour Laravel</text:h>
      <text:p text:style-name="Text_20_body">Dans <text:span text:style-name="Strong_20_Emphasis">Laravel</text:span>, tu dois créer :</text:p>
      <text:h text:style-name="Heading_20_3" text:outline-level="3">1. Les modèles</text:h>
      <text:section text:style-name="Sect1" text:name="Section14">
        <text:p text:style-name="P1"><text:bookmark text:name="code-block-viewer Copie 13"/>php artisan make:model Bien -m</text:p>
        <text:p text:style-name="Preformatted_20_Text">php artisan make:model Locataire -m</text:p>
        <text:p text:style-name="Preformatted_20_Text">php artisan make:model Contrat -m</text:p>
      </text:section>
      <text:p text:style-name="Text_20_body">👉 <text:span text:style-name="Source_20_Text">-m</text:span> crée aussi la migration</text:p>
      <text:p text:style-name="Horizontal_20_Line"/>
      <text:h text:style-name="Heading_20_3" text:outline-level="3">2. Les relations (exemple)</text:h>
      <text:section text:style-name="Sect1" text:name="Section15">
        <text:p text:style-name="P1"><text:bookmark text:name="code-block-viewer Copie 14"/>// Bien.php</text:p>
        <text:p text:style-name="Preformatted_20_Text">public function proprietaire() {</text:p>
        <text:p text:style-name="Preformatted_20_Text"><text:s text:c="4"/>return $this-&gt;belongsTo(Proprietaire::class);</text:p>
        <text:p text:style-name="Preformatted_20_Text">}</text:p>
        <text:p text:style-name="Preformatted_20_Text">// Proprietaire.php</text:p>
        <text:p text:style-name="Preformatted_20_Text">public function biens() {</text:p>
        <text:p text:style-name="Preformatted_20_Text"><text:s text:c="4"/>return $this-&gt;hasMany(Bien::class);</text:p>
        <text:p text:style-name="Preformatted_20_Text">}</text:p>
      </text:section>
      <text:p text:style-name="Horizontal_20_Line"/>
      <text:h text:style-name="Heading_20_1" text:outline-level="1">🎯 Version simple (pour débuter)</text:h>
      <text:p text:style-name="Text_20_body">Si tu veux commencer sans te compliquer :</text:p>
      <text:p text:style-name="Text_20_body">👉 Utilise seulement :</text:p>
      <text:list text:style-name="L2">
        <text:list-item>
          <text:p text:style-name="P5">utilisateurs </text:p>
        </text:list-item>
        <text:list-item>
          <text:p text:style-name="P5">biens </text:p>
        </text:list-item>
        <text:list-item>
          <text:p text:style-name="P5">locataires </text:p>
        </text:list-item>
        <text:list-item>
          <text:p text:style-name="P5">contrats </text:p>
        </text:list-item>
        <text:list-item>
          <text:p text:style-name="P4">paiements </text:p>
        </text:list-item>
      </text:list>
      <text:p text:style-name="Horizontal_20_Line"/>
      <text:h text:style-name="Heading_20_1" text:outline-level="1">💬 Si tu veux aller plus loin</text:h>
      <text:p text:style-name="Text_20_body">Je peux te faire :</text:p>
      <text:list text:style-name="L3">
        <text:list-item>
          <text:p text:style-name="P7">✅ toutes les migrations Laravel (copier-coller direct) </text:p>
        </text:list-item>
        <text:list-item>
          <text:p text:style-name="P7">✅ les modèles avec relations </text:p>
        </text:list-item>
        <text:list-item>
          <text:p text:style-name="P6">✅ un mini projet complet (API ou interface admin) </text:p>
        </text:list-item>
      </text:list>
      <text:p text:style-name="Text_20_body">Dis-moi ce que tu veux 👍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9:32:39.038853128</meta:creation-date>
    <dc:date>2026-04-13T19:33:39.198991557</dc:date>
    <meta:editing-duration>PT1M1S</meta:editing-duration>
    <meta:editing-cycles>1</meta:editing-cycles>
    <meta:document-statistic meta:table-count="0" meta:image-count="0" meta:object-count="0" meta:page-count="4" meta:paragraph-count="143" meta:word-count="444" meta:character-count="2464" meta:non-whitespace-character-count="2155"/>
    <meta:generator>LibreOffice/24.2.7.2$Linux_X86_64 LibreOffice_project/420$Build-2</meta:generator>
  </office:meta>
</office:document-meta>
</file>